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NJAEM+TimesNewRomanPSMT" svg:font-family="MNJAEM+TimesNewRomanPSMT"/>
    <style:font-face style:name="MNJHAG+SymbolMT" svg:font-family="MNJHAG+SymbolMT"/>
    <style:font-face style:name="OpenSymbol" svg:font-family="OpenSymbol"/>
    <style:font-face style:name="UGBFFR+SFRM1200" svg:font-family="UGBFFR+SFRM1200"/>
    <style:font-face style:name="MNJAFN+TimesNewRomanPSMT" svg:font-family="MNJAFN+TimesNewRomanPSMT" style:font-family-generic="roman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0.298cm" table:align="left"/>
    </style:style>
    <style:style style:name="Таблица1.A" style:family="table-column">
      <style:table-column-properties style:column-width="0.298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2.146cm" table:align="left"/>
    </style:style>
    <style:style style:name="Таблица2.A" style:family="table-column">
      <style:table-column-properties style:column-width="12.146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4.263cm" table:align="left"/>
    </style:style>
    <style:style style:name="Таблица3.A" style:family="table-column">
      <style:table-column-properties style:column-width="14.263cm"/>
    </style:style>
    <style:style style:name="Таблица3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fo:font-size="15pt" style:font-size-asian="15pt" style:font-size-complex="15pt"/>
    </style:style>
    <style:style style:name="P2" style:family="paragraph" style:parent-style-name="Heading_20_2">
      <style:text-properties fo:font-size="12pt" style:font-size-asian="12pt" style:font-size-complex="12pt"/>
    </style:style>
    <style:style style:name="P3" style:family="paragraph" style:parent-style-name="Heading_20_2">
      <style:text-properties style:font-name="UGBFFR+SFRM1200" fo:font-size="15pt" style:font-name-asian="UGBFFR+SFRM1200" style:font-size-asian="15pt" style:font-name-complex="UGBFFR+SFRM1200" style:font-size-complex="15pt"/>
    </style:style>
    <style:style style:name="P4" style:family="paragraph" style:parent-style-name="Preformatted_20_Text">
      <style:paragraph-properties fo:margin-top="0cm" fo:margin-bottom="0.499cm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ext_20_body">
      <style:text-properties fo:font-size="15pt" style:font-size-asian="15pt" style:font-size-complex="15pt"/>
    </style:style>
    <style:style style:name="P8" style:family="paragraph" style:parent-style-name="Text_20_body">
      <style:text-properties style:font-name="UGBFFR+SFRM1200" fo:font-size="15pt" style:font-name-asian="UGBFFR+SFRM1200" style:font-size-asian="15pt" style:font-name-complex="UGBFFR+SFRM1200" style:font-size-complex="15pt"/>
    </style:style>
    <style:style style:name="P9" style:family="paragraph" style:parent-style-name="Text_20_body">
      <style:paragraph-properties fo:margin-top="0cm" fo:margin-bottom="0cm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fo:color="#3333cd" style:font-name="MNJAEM+TimesNewRomanPSMT" fo:font-size="13pt" style:font-name-asian="MNJAEM+TimesNewRomanPSMT" style:font-size-asian="13pt" style:font-name-complex="MNJAEM+TimesNewRomanPSMT" style:font-size-complex="13pt"/>
    </style:style>
    <style:style style:name="P12" style:family="paragraph" style:parent-style-name="Standard">
      <style:paragraph-properties fo:text-align="start" style:justify-single-word="false" style:text-autospace="none"/>
      <style:text-properties fo:color="#3333cd" style:font-name="MNJAEM+TimesNewRomanPSMT" fo:font-size="13pt" style:font-name-asian="MNJAEM+TimesNewRomanPSMT" style:font-size-asian="13pt" style:font-name-complex="MNJAEM+TimesNewRomanPSMT" style:font-size-complex="13pt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UGBFFR+SFRM1200" fo:font-size="15pt" style:font-name-asian="UGBFFR+SFRM1200" style:font-size-asian="15pt" style:font-name-complex="UGBFFR+SFRM1200" style:font-size-complex="15pt"/>
    </style:style>
    <style:style style:name="P14" style:family="paragraph" style:parent-style-name="Standard">
      <style:text-properties fo:font-size="15pt" style:font-size-asian="15pt" style:font-size-complex="15pt"/>
    </style:style>
    <style:style style:name="P15" style:family="paragraph" style:parent-style-name="Standard">
      <style:text-properties style:font-name="UGBFFR+SFRM1200" fo:font-size="15pt" style:font-name-asian="UGBFFR+SFRM1200" style:font-size-asian="15pt" style:font-name-complex="UGBFFR+SFRM1200" style:font-size-complex="15pt"/>
    </style:style>
    <style:style style:name="P16" style:family="paragraph" style:parent-style-name="Heading_20_1">
      <style:text-properties fo:font-size="15pt" style:font-size-asian="15pt" style:font-size-complex="15pt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 style:list-style-name="L6"/>
    <style:style style:name="P23" style:family="paragraph" style:parent-style-name="Text_20_body" style:list-style-name="L7"/>
    <style:style style:name="P24" style:family="paragraph" style:parent-style-name="Text_20_body" style:list-style-name="L8"/>
    <style:style style:name="P25" style:family="paragraph" style:parent-style-name="Text_20_body" style:list-style-name="L1">
      <style:paragraph-properties fo:margin-top="0cm" fo:margin-bottom="0cm"/>
    </style:style>
    <style:style style:name="P26" style:family="paragraph" style:parent-style-name="Text_20_body" style:list-style-name="L2">
      <style:paragraph-properties fo:margin-top="0cm" fo:margin-bottom="0cm"/>
    </style:style>
    <style:style style:name="P27" style:family="paragraph" style:parent-style-name="Text_20_body" style:list-style-name="L3">
      <style:paragraph-properties fo:margin-top="0cm" fo:margin-bottom="0cm"/>
    </style:style>
    <style:style style:name="P28" style:family="paragraph" style:parent-style-name="Text_20_body" style:list-style-name="L4">
      <style:paragraph-properties fo:margin-top="0cm" fo:margin-bottom="0cm"/>
    </style:style>
    <style:style style:name="P29" style:family="paragraph" style:parent-style-name="Text_20_body" style:list-style-name="L5">
      <style:paragraph-properties fo:margin-top="0cm" fo:margin-bottom="0cm"/>
    </style:style>
    <style:style style:name="P30" style:family="paragraph" style:parent-style-name="Text_20_body" style:list-style-name="L6">
      <style:paragraph-properties fo:margin-top="0cm" fo:margin-bottom="0cm"/>
    </style:style>
    <style:style style:name="P31" style:family="paragraph" style:parent-style-name="Text_20_body" style:list-style-name="L7">
      <style:paragraph-properties fo:margin-top="0cm" fo:margin-bottom="0cm"/>
    </style:style>
    <style:style style:name="P32" style:family="paragraph" style:parent-style-name="Text_20_body" style:list-style-name="L8">
      <style:paragraph-properties fo:margin-top="0cm" fo:margin-bottom="0cm"/>
    </style:style>
    <style:style style:name="T1" style:family="text">
      <style:text-properties fo:font-weight="bold"/>
    </style:style>
    <style:style style:name="T2" style:family="text">
      <style:text-properties fo:language="en" fo:country="none" fo:font-style="italic"/>
    </style:style>
    <style:style style:name="T3" style:family="text">
      <style:text-properties fo:font-style="italic"/>
    </style:style>
    <style:style style:name="T4" style:family="text">
      <style:text-properties style:text-position="-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99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Усовершенствованные алгоритмы сортировки</text:h>
      <text:p text:style-name="Text_20_body">Все рассматриваемые до сих пор алгоритмы сортировки обладают очень серьезным недостатком,  а именно,  время их выполнения пропорционально квадрату числа элементов. Для больших объемов данных эти сортировки будут медленными,  а начиная с некоторой величины они будут слишком медленными, чтобы их можно было использовать на практике.  Каждый программист слышал или рассказывал  "страшные"<text:line-break/>истории о "сортировке,  которая выполнялась три дня". К сожалению эти истории часто не являлись выдумкой.</text:p>
      <text:p text:style-name="Text_20_body">Если сортировка выполняется слишком долго, то причиной этого может быть используемый алгоритм. Однако, первая реакция на такое поведение сортировки выражается словами: "Давай напишем программу на ассемблере". Хотя использование ассемблера почти всегда позволяет повысить быстродействие программы в некоторое число раз с постоянным коэффициентом,  но если выбранный алгоритм не является достаточно хорошим, то сортировка вне зависимости от оптимальности кода по-прежнему будет выполняться долго. Следует помнить, что при квадратичной зависимости времени выполнения программы от числа элементов массива повышение оптимальности кода или повышение быстродействия ЭВМ приведет лишь к незначительному улучшению, поскольку время выполнения программы будет увеличиваться по экспоненте. /Кривая, показанная на рис.1 лишь слегка сместится вправо, однако ее вид не изменится/. Следует помнить, что если какаялибо программа,  написанная на языке Турбо Паскаль,  выполняется недостаточно быстро,  то она не станет выполняться достаточно быстро, если ее написать на ассемблере. Решение лежит в использовании лучшего алгоритма сортировки.</text:p>
      <text:p text:style-name="Text_20_body">В этой главе будут рассмотрены две очень хорошие сортировки. Первая носит название сортировки Шелла, а вторая называется быстрой сортировкой,  алгоритм которой признан наилучшим.  Эти сортировки выполняются очень быстро.</text:p>
      <text:h text:style-name="P16" text:outline-level="1"><text:bookmark text:name="firstHeading"/>Быстрая сортировка</text:h>
      <text:p text:style-name="P7"><text:span text:style-name="T1">Быстрая сортировка</text:span> (<text:a xlink:type="simple" xlink:href="http://ru.wikipedia.org/wiki/Английский_язык">англ.</text:a> <text:span text:style-name="T2">quicksort</text:span>), часто называемая qsort по имени реализации в стандартной библиотеке языка <text:a xlink:type="simple" xlink:href="http://ru.wikipedia.org/wiki/Си_%28язык_программирования%29">Си</text:a> — широко известный <text:a xlink:type="simple" xlink:href="http://ru.wikipedia.org/wiki/Алгоритм_сортировки">алгоритм сортировки</text:a>, разработанный английским информатиком <text:a xlink:type="simple" xlink:href="http://ru.wikipedia.org/wiki/Хоар,_Чарльз_Энтони_Ричард">Чарльзом Хоаром</text:a> в <text:a xlink:type="simple" xlink:href="http://ru.wikipedia.org/wiki/1960_год">1960 году</text:a>. Один из быстрых известных универсальных алгоритмов сортировки массивов (в среднем <text:a xlink:type="simple" xlink:href="http://ru.wikipedia.org/wiki/Теория_сложности_вычислений">O</text:a>(<text:span text:style-name="T3">n</text:span> log <text:span text:style-name="T3">n</text:span>) обменов при упорядочении <text:span text:style-name="T3">n</text:span> элементов), хотя и имеющий ряд недостатков.</text:p>
      <text:h text:style-name="P1" text:outline-level="2"><text:bookmark text:name=".D0.9A.D1.80.D0.B0.D1.82.D0.BA.D0.BE.D0.B5_.D0.BE.D0.BF.D0.B8.D1.81.D0.B0.D0.BD.D0.B8.D0.B5_.D0.B0.D0.BB.D0.B3.D0.BE.D1.80.D0.B8.D1.82.D0.BC.D0.B0"/>Краткое описание алгоритма</text:h>
      <text:list xml:id="list2043859736" text:style-name="L1">
        <text:list-item>
          <text:p text:style-name="P25">выбрать элемент, называемый опорным. </text:p>
        </text:list-item>
        <text:list-item>
          <text:p text:style-name="P25">сравнить все остальные элементы с опорным, на основании сравнения разбить множество на три — «меньшие опорного», «равные» и «большие», расположить их в порядке меньшие-равные-большие. </text:p>
        </text:list-item>
        <text:list-item>
          <text:p text:style-name="P17">повторить рекурсивно для «меньших» и «больших». </text:p>
        </text:list-item>
      </text:list>
      <text:p text:style-name="Text_20_body">Примечание: на практике обычно разделяют сортируемое множество не на три, а на две части: например, «меньшие опорного» и «равные и большие». Такой подход в общем случае оказывается эффективнее, так как для осуществления такого разделения достаточно одного прохода по сортируемому множеству и однократного обмена лишь некоторых выбранных элементов.</text:p>
      <text:p text:style-name="P7"><text:soft-page-break/></text:p>
      <text:h text:style-name="P2" text:outline-level="2"><text:bookmark text:name=".D0.90.D0.BB.D0.B3.D0.BE.D1.80.D0.B8.D1.82.D0.BC"/>Алгоритм</text:h>
      <text:p text:style-name="Text_20_body">Быстрая сортировка использует стратегию «<text:a xlink:type="simple" xlink:href="http://ru.wikipedia.org/wiki/Разделяй_и_властвуй_%28программирование%29">разделяй и властвуй</text:a>». Шаги алгоритма таковы:</text:p>
      <text:list xml:id="list1499274688" text:style-name="L2">
        <text:list-item>
          <text:p text:style-name="P26">Выбираем в массиве некоторый элемент, который будем называть <text:span text:style-name="T3">опорным элементом</text:span>. С точки зрения корректности алгоритма выбор опорного элемента безразличен. С точки зрения повышения эффективности алгоритма выбираться должна <text:a xlink:type="simple" xlink:href="http://ru.wikipedia.org/wiki/Медиана_%28статистика%29">медиана</text:a>, но без дополнительных сведений о сортируемых данных её обычно невозможно получить. Известные стратегии: выбирать постоянно один и тот же элемент, например, средний или последний по положению; выбирать элемент со случайно выбранным индексом. </text:p>
        </text:list-item>
        <text:list-item>
          <text:p text:style-name="P26">Операция <text:span text:style-name="T3">разделения</text:span> массива: реорганизуем массив таким образом, чтобы все элементы, меньшие или равные опорному элементу, оказались слева от него, а все элементы, большие опорного — справа от него. Обычный алгоритм операции: </text:p>
          <text:list>
            <text:list-item>
              <text:p text:style-name="P26">Два индекса — l и r, приравниваются к минимальному и максимальному индексу разделяемого массива соответственно. </text:p>
            </text:list-item>
            <text:list-item>
              <text:p text:style-name="P26">Вычисляется индекс опорного элемента m. </text:p>
            </text:list-item>
            <text:list-item>
              <text:p text:style-name="P26">Индекс l последовательно увеличивается до тех пор, пока l-й элемент не превысит опорный. </text:p>
            </text:list-item>
            <text:list-item>
              <text:p text:style-name="P26">Индекс r последовательно уменьшается до тех пор, пока r-й элемент не окажется меньше либо равен опорному. </text:p>
            </text:list-item>
            <text:list-item>
              <text:p text:style-name="P26">Если r = l — найдена середина массива — операция разделения закончена, оба индекса указывают на опорный элемент. </text:p>
            </text:list-item>
            <text:list-item>
              <text:p text:style-name="P26">Если l &lt; r — найденную пару элементов нужно обменять местами и продолжить операцию разделения с тех значений l и r, которые были достигнуты. Следует учесть, что если какая-либо граница (l или r) дошла до опорного элемента, то при обмене значение m изменяется на r-й или l-й элемент соответственно. </text:p>
            </text:list-item>
          </text:list>
        </text:list-item>
        <text:list-item>
          <text:p text:style-name="P26"><text:a xlink:type="simple" xlink:href="http://ru.wikipedia.org/wiki/Рекурсия">Рекурсивно</text:a> упорядочиваем подмассивы, лежащие слева и справа от опорного элемента. </text:p>
        </text:list-item>
        <text:list-item>
          <text:p text:style-name="P18">Базой рекурсии являются наборы, состоящие из одного или двух элементов. Первый возвращается в исходном виде, во втором, при необходимости, сортировка сводится к перестановке двух элементов. Все такие отрезки уже упорядочены в процессе разделения. </text:p>
        </text:list-item>
      </text:list>
      <text:p text:style-name="Text_20_body">Поскольку в каждой итерации (на каждом следующем уровне рекурсии) длина обрабатываемого отрезка массива уменьшается, по меньшей мере, на единицу, терминальная ветвь рекурсии будет достигнута всегда и обработка гарантированно завершится.</text:p>
      <text:p text:style-name="Text_20_body">Интересно, что Хоар разработал этот метод применительно к <text:a xlink:type="simple" xlink:href="http://ru.wikipedia.org/wiki/Машинный_перевод">машинному переводу</text:a>: дело в том, что в то время словарь хранился на <text:a xlink:type="simple" xlink:href="http://ru.wikipedia.org/wiki/Магнитная_лента">магнитной ленте</text:a>, и если упорядочить все слова в тексте, их переводы можно получить за один прогон ленты. Алгоритм был придуман Хоаром во время его пребывания в <text:a xlink:type="simple" xlink:href="http://ru.wikipedia.org/wiki/СССР">Советском Союзе</text:a>, где он обучался в <text:a xlink:type="simple" xlink:href="http://ru.wikipedia.org/wiki/Московский_государственный_университет_имени_М._В._Ломоносова">Московском университете</text:a> компьютерному переводу и занимался разработкой русско-английского разговорника.<text:bookmark text:name="cite_ref-0"/><text:a xlink:type="simple" xlink:href="http://ru.wikipedia.org/wiki/Быстрая_сортировка#cite_note-0">[1]</text:a></text:p>
      <text:p text:style-name="Text_20_body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6"/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5"><text:s text:c="2"/>//алгоритм на языке java </text:p>
            <text:p text:style-name="P5"><text:s text:c="2"/>public static void qSort(int[] A, int low, int high) {</text:p>
            <text:p text:style-name="P5"><text:s text:c="6"/>int i = low;</text:p>
            <text:p text:style-name="P5"><text:s text:c="6"/>int j = high;</text:p>
            <text:p text:style-name="P5"><text:s text:c="6"/>int x = A[(low+high)/2];</text:p>
            <text:p text:style-name="P5"><text:s text:c="6"/>do {</text:p>
            <text:p text:style-name="P5"><text:soft-page-break/><text:s text:c="10"/>while(A[i] &lt; x) ++i;</text:p>
            <text:p text:style-name="P5"><text:s text:c="10"/>while(A[j] &gt; x) --j;</text:p>
            <text:p text:style-name="P5"><text:s text:c="10"/>if(i &lt;= j){</text:p>
            <text:p text:style-name="P5"><text:s text:c="14"/>int temp = A[i];</text:p>
            <text:p text:style-name="P5"><text:s text:c="14"/>A[i] = A[j];</text:p>
            <text:p text:style-name="P5"><text:s text:c="14"/>A[j] = temp;</text:p>
            <text:p text:style-name="P5"><text:s text:c="14"/>i++; j--;</text:p>
            <text:p text:style-name="P5"><text:s text:c="10"/>}</text:p>
            <text:p text:style-name="P5"><text:s text:c="6"/>} while(i &lt;= j);</text:p>
            <text:p text:style-name="P5"><text:s/></text:p>
            <text:p text:style-name="P5"><text:s text:c="6"/>if(low &lt; j) qSort(A, low, j);</text:p>
            <text:p text:style-name="P5"><text:s text:c="6"/>if(i &lt; high) qSort(A, i, high);</text:p>
            <text:p text:style-name="P4"><text:s text:c="2"/>}</text:p>
          </table:table-cell>
        </table:table-row>
      </table:table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5">//алгоритм на языке pascal</text:p>
            <text:p text:style-name="P5">//при первом вызове 2-ой аргумент должен быть равен 0</text:p>
            <text:p text:style-name="P5">//3-ий аргумент должен быть равен числу элементов массива минус 1 </text:p>
            <text:p text:style-name="P5">procedure qSort(var ar:array of real; low,high:integer);</text:p>
            <text:p text:style-name="P5">var i,j:integer;</text:p>
            <text:p text:style-name="P5"><text:s text:c="4"/>m,wsp:real;</text:p>
            <text:p text:style-name="P5">begin</text:p>
            <text:p text:style-name="P5"><text:s text:c="2"/>i:=low;</text:p>
            <text:p text:style-name="P5"><text:s text:c="2"/>j:=high;</text:p>
            <text:p text:style-name="P5"><text:s text:c="2"/>m:=ar[trunc((i+j)/2)];</text:p>
            <text:p text:style-name="P5"><text:s text:c="2"/>repeat</text:p>
            <text:p text:style-name="P5"><text:s text:c="4"/>while(ar[i]&lt;m) do i:=i+1;</text:p>
            <text:p text:style-name="P5"><text:s text:c="4"/>while(ar[j]&gt;m) do j:=j-1;</text:p>
            <text:p text:style-name="P5"><text:s text:c="4"/>if(i&lt;=j) then begin</text:p>
            <text:p text:style-name="P5"><text:s text:c="6"/>wsp:=ar[i];</text:p>
            <text:p text:style-name="P5"><text:s text:c="6"/>ar[i]:=ar[j];</text:p>
            <text:p text:style-name="P5"><text:s text:c="6"/>ar[j]:=wsp;</text:p>
            <text:p text:style-name="P5"><text:s text:c="6"/>i:=i+1;</text:p>
            <text:p text:style-name="P5"><text:s text:c="6"/>j:=j-1;</text:p>
            <text:p text:style-name="P5"><text:s text:c="4"/>end;</text:p>
            <text:p text:style-name="P5"><text:s text:c="2"/>until (i&gt;j);</text:p>
            <text:p text:style-name="P5"><text:s text:c="2"/>if(low&lt;j) then qSort(ar,low,j);</text:p>
            <text:p text:style-name="P5"><text:s text:c="2"/>if(i&lt;high) then qSort(ar,i,high);</text:p>
            <text:p text:style-name="P4">end;</text:p>
          </table:table-cell>
        </table:table-row>
      </table:table>
      <text:p text:style-name="Text_20_body"><text:bookmark text:name=".D0.9E.D1.86.D0.B5.D0.BD.D0.BA.D0.B0_.D1.8D.D1.84.D1.84.D0.B5.D0.BA.D1.82.D0.B8.D0.B2.D0.BD.D0.BE.D1.81.D1.82.D0.B8"/></text:p>
      <text:h text:style-name="P2" text:outline-level="2"><text:bookmark text:name=".D0.9E.D1.86.D0.B5.D0.BD.D0.BA.D0.B0_.D1.8D.D1.84.D1.84.D0.B5.D0.BA.D1.82.D0.B8.D0.B2.D0.BD.D0.BE.D1.81.D1.82.D0.B81"/>Оценка эффективности</text:h>
      <text:p text:style-name="Text_20_body">QuickSort является существенно улучшенным вариантом алгоритма сортировки с помощью прямого обмена (его варианты известны как «<text:a xlink:type="simple" xlink:href="http://ru.wikipedia.org/wiki/Пузырьковая_сортировка">Пузырьковая сортировка</text:a>» и «<text:a xlink:type="simple" xlink:href="http://ru.wikipedia.org/wiki/Шейкерная_сортировка">Шейкерная сортировка</text:a>»), известного, в том числе, своей низкой эффективностью. Принципиальное отличие состоит в том, что после каждого прохода элементы делятся на две независимые группы. Любопытный факт: улучшение самого неэффективного прямого метода сортировки дало в результате эффективный улучшенный метод.</text:p>
      <text:list xml:id="list133598420" text:style-name="L3">
        <text:list-item>
          <text:p text:style-name="P27"><text:span text:style-name="T1">Лучший случай.</text:span> Для этого алгоритма самый лучший случай — если в каждой итерации каждый из подмассивов делился бы на два равных по величине массива. В результате количество сравнений, делаемых быстрой сортировкой, было бы равно значению рекурсивного выражения C<text:span text:style-name="T4">N</text:span> = 2C<text:span text:style-name="T4">N/2</text:span>+N, что в явном выражении дает примерно N lg N сравнений. Это дало бы наименьшее время сортировки. </text:p>
        </text:list-item>
        <text:list-item>
          <text:p text:style-name="P27"><text:span text:style-name="T1">Среднее.</text:span> Даёт в среднем O(<text:span text:style-name="T3">n</text:span> log <text:span text:style-name="T3">n</text:span>) обменов при упорядочении <text:span text:style-name="T3">n</text:span> элементов. В реальности именно такая ситуация обычно имеет место при случайном порядке элементов и выборе опорного элемента из середины массива либо случайно.<text:line-break/>На практике (в случае, когда обмены являются более затратной операцией, чем <text:soft-page-break/>сравнения) быстрая сортировка значительно быстрее, чем другие алгоритмы с оценкой O(<text:span text:style-name="T3">n</text:span> lg <text:span text:style-name="T3">n</text:span>), по причине того, что внутренний цикл алгоритма может быть эффективно реализован почти на любой архитектуре. 2C<text:span text:style-name="T4">N/2</text:span> покрывает расходы по сортировке двух полученных подмассивов; N — это стоимость обработки каждого элемента, используя один или другой указатель. Известно также, что примерное значение этого выражения равно C<text:span text:style-name="T4">N</text:span> = N lg N. </text:p>
        </text:list-item>
        <text:list-item>
          <text:p text:style-name="P19"><text:span text:style-name="T1">Худший случай.</text:span> Худшим случаем, очевидно, будет такой, при котором на каждом этапе массив будет разделяться на вырожденный подмассив из одного опорного элемента и на подмассив из всех остальных элементов. Такое может произойти, если в качестве опорного на каждом этапе будет выбран элемент либо наименьший, либо наибольший из всех обрабатываемых.<text:line-break/>Худший случай даёт O(<text:span text:style-name="T3">n</text:span>²) обменов. Но количество обменов и, соответственно, время работы — это не самый большой его недостаток. Хуже то, что в таком случае глубина рекурсии при выполнении алгоритма достигнет n, что будет означать n-кратное сохранение адреса возврата и локальных переменных процедуры разделения массивов. Для больших значений n худший случай может привести к исчерпанию памяти во время работы алгоритма. Впрочем, на большинстве реальных данных можно найти решения, которые минимизируют вероятность того, что понадобится квадратичное время. </text:p>
        </text:list-item>
      </text:list>
      <text:h text:style-name="P2" text:outline-level="2"><text:bookmark text:name=".D0.94.D0.BE.D1.81.D1.82.D0.BE.D0.B8.D0.BD.D1.81.D1.82.D0.B2.D0.B0_.D0.B8_.D0.BD.D0.B5.D0.B4.D0.BE.D1.81.D1.82.D0.B0.D1.82.D0.BA.D0.B8"/>Достоинства и недостатки</text:h>
      <text:p text:style-name="Text_20_body">Достоинства:</text:p>
      <text:list xml:id="list69095562" text:style-name="L4">
        <text:list-item>
          <text:p text:style-name="P28">Один из самых быстродействующих (на практике) из алгоритмов внутренней сортировки общего назначения. </text:p>
        </text:list-item>
        <text:list-item>
          <text:p text:style-name="P28">Прост в реализации. </text:p>
        </text:list-item>
        <text:list-item>
          <text:p text:style-name="P28">Требует лишь <draw:frame draw:style-name="fr1" draw:name="Графический объект1" text:anchor-type="as-char" svg:width="1.997cm" svg:height="0.998cm" draw:z-index="0"><draw:image xlink:href="http://upload.wikimedia.org/wikipedia/ru/math/5/8/f/58f5f33f5d184a298058a9bb42e15bb2.png" xlink:type="simple" xlink:show="embed" xlink:actuate="onLoad"/><svg:title>O(\lg n)</svg:title></draw:frame> дополнительной памяти для своей работы. (Не улучшенный рекурсивный алгоритм в худшем случае <draw:frame draw:style-name="fr1" draw:name="Графический объект2" text:anchor-type="as-char" svg:width="1.997cm" svg:height="0.998cm" draw:z-index="1"><draw:image xlink:href="http://upload.wikimedia.org/wikipedia/ru/math/7/b/a/7ba55e7c64a9405a0b39a1107e90ca94.png" xlink:type="simple" xlink:show="embed" xlink:actuate="onLoad"/><svg:title>O(n)</svg:title></draw:frame> памяти) </text:p>
        </text:list-item>
        <text:list-item>
          <text:p text:style-name="P28">Хорошо сочетается с механизмами <text:a xlink:type="simple" xlink:href="http://ru.wikipedia.org/wiki/Кэш-память">кэширования</text:a> и <text:a xlink:type="simple" xlink:href="http://ru.wikipedia.org/wiki/Виртуальная_память">виртуальной памяти</text:a>. </text:p>
        </text:list-item>
        <text:list-item>
          <text:p text:style-name="P20">Существует эффективная модификация (<text:a xlink:type="simple" xlink:href="http://ru.wikipedia.org/w/index.php?title=Алгоритм_Седжвика&amp;action=edit&amp;redlink=1">алгоритм</text:a> <text:a xlink:type="simple" xlink:href="http://ru.wikipedia.org/wiki/Седжвик,_Роберт">Седжвика</text:a>) для сортировки строк — сначала сравнение с опорным элементом только по нулевому символу строки, далее применение аналогичной сортировки для «большего» и «меньшего» массивов тоже по нулевому символу, и для «равного» массива по уже первому символу. </text:p>
        </text:list-item>
      </text:list>
      <text:p text:style-name="Text_20_body">Недостатки:</text:p>
      <text:list xml:id="list1321573157" text:style-name="L5">
        <text:list-item>
          <text:p text:style-name="P29">Сильно деградирует по скорости (до <draw:frame draw:style-name="fr1" draw:name="Графический объект3" text:anchor-type="as-char" svg:width="1.997cm" svg:height="0.998cm" draw:z-index="2"><draw:image xlink:href="http://upload.wikimedia.org/wikipedia/ru/math/9/0/4/9049033798429002ac7616421dbae646.png" xlink:type="simple" xlink:show="embed" xlink:actuate="onLoad"/><svg:title>\Theta(n^2)</svg:title></draw:frame>) при неудачных выборах опорных элементов, что может случиться при неудачных входных данных. Этого можно избежать, используя такие модификации алгоритма, как <text:a xlink:type="simple" xlink:href="http://ru.wikipedia.org/wiki/Introsort">Introsort</text:a>, или вероятностно, выбирая опорный элемент случайно, а не фиксированным образом. </text:p>
        </text:list-item>
        <text:list-item>
          <text:p text:style-name="P29">Наивная реализация алгоритма может привести к ошибке переполнения стека, так как ей может потребоваться сделать <draw:frame draw:style-name="fr1" draw:name="Графический объект4" text:anchor-type="as-char" svg:width="1.997cm" svg:height="0.998cm" draw:z-index="3"><draw:image xlink:href="http://upload.wikimedia.org/wikipedia/ru/math/7/b/a/7ba55e7c64a9405a0b39a1107e90ca94.png" xlink:type="simple" xlink:show="embed" xlink:actuate="onLoad"/><svg:title>O(n)</svg:title></draw:frame> вложенных рекурсивных вызовов. В улучшенных реализациях, в которых рекурсивный вызов происходит только для сортировки меньшей из двух частей массива, глубина рекурсии гарантированно не превысит <draw:frame draw:style-name="fr1" draw:name="Графический объект5" text:anchor-type="as-char" svg:width="1.997cm" svg:height="0.998cm" draw:z-index="4"><draw:image xlink:href="http://upload.wikimedia.org/wikipedia/ru/math/5/8/f/58f5f33f5d184a298058a9bb42e15bb2.png" xlink:type="simple" xlink:show="embed" xlink:actuate="onLoad"/><svg:title>O(\lg n)</svg:title></draw:frame>. </text:p>
        </text:list-item>
        <text:list-item>
          <text:p text:style-name="P21"><text:a xlink:type="simple" xlink:href="http://ru.wikipedia.org/wiki/Устойчивая_сортировка">Неустойчив</text:a> — если требуется устойчивость, приходится расширять ключ. </text:p>
        </text:list-item>
      </text:list>
      <text:p text:style-name="P10"><text:soft-page-break/></text:p>
      <text:p text:style-name="P14">пирамидальная сортировка</text:p>
      <text:p text:style-name="P8"><text:span text:style-name="T1">Пирамидальная сортировка</text:span> (<text:a xlink:type="simple" xlink:href="http://ru.wikipedia.org/wiki/Английский_язык">англ.</text:a> <text:span text:style-name="T2">Heapsort</text:span>, «Сортировка кучей»<text:bookmark text:name="cite_ref-Lecture5_0-0"/><text:a xlink:type="simple" xlink:href="http://ru.wikipedia.org/wiki/Пирамидальная_сортировка#cite_note-Lecture5-0">[1]</text:a>) — <text:a xlink:type="simple" xlink:href="http://ru.wikipedia.org/wiki/Алгоритм_сортировки">алгоритм сортировки</text:a>, работающий в худшем, в среднем и в лучшем случае (то есть гарантированно) за <text:a xlink:type="simple" xlink:href="http://ru.wikipedia.org/wiki/О-нотация"><text:span text:style-name="T3">Θ</text:span></text:a><text:span text:style-name="T3">(n</text:span> log <text:span text:style-name="T3">n)</text:span> операций при сортировке <text:span text:style-name="T3">n</text:span> элементов.<text:bookmark text:name="cite_ref-1"/><text:a xlink:type="simple" xlink:href="http://ru.wikipedia.org/wiki/Пирамидальная_сортировка#cite_note-1">[2]</text:a> Количество применяемой служебной памяти не зависит от размера массива (то есть, O(1)).</text:p>
      <text:p text:style-name="Text_20_body">Может рассматриваться как усовершенствованная <text:a xlink:type="simple" xlink:href="http://ru.wikipedia.org/wiki/Сортировка_пузырьком">сортировка пузырьком</text:a>, в которой элемент всплывает (<text:a xlink:type="simple" xlink:href="http://ru.wikipedia.org/wiki/Min-heap">min-heap</text:a>) / тонет (<text:a xlink:type="simple" xlink:href="http://ru.wikipedia.org/wiki/Max-heap">max-heap</text:a>) по многим путям.</text:p>
      <text:h text:style-name="P3" text:outline-level="2"><text:bookmark text:name=".D0.90.D0.BB.D0.B3.D0.BE.D1.80.D0.B8.D1.82.D0.BC1"/>Алгоритм</text:h>
      <text:p text:style-name="P9"><text:s/></text:p>
      <text:p text:style-name="P9"><draw:a xlink:type="simple" xlink:href="http://ru.wikipedia.org/wiki/Файл:Сортирующее_дерево.GIF"><draw:frame draw:style-name="fr2" draw:name="Графический объект7" text:anchor-type="as-char" svg:width="0.467cm" svg:height="0.362cm" draw:z-index="5"><draw:image xlink:href="http://bits.wikimedia.org/static-1.20wmf2/skins/common/images/magnify-clip.png" xlink:type="simple" xlink:show="embed" xlink:actuate="onLoad"/></draw:frame></draw:a></text:p>
      <text:p text:style-name="P9">Пример сортирующего дерева</text:p>
      <text:p text:style-name="P9"><text:s/></text:p>
      <text:p text:style-name="P9"><draw:a xlink:type="simple" xlink:href="http://ru.wikipedia.org/wiki/Файл:Сортирующее_дерево_развернутое_в_массив.GIF"><draw:frame draw:style-name="fr2" draw:name="Графический объект9" text:anchor-type="as-char" svg:width="0.467cm" svg:height="0.362cm" draw:z-index="6"><draw:image xlink:href="http://bits.wikimedia.org/static-1.20wmf2/skins/common/images/magnify-clip.png" xlink:type="simple" xlink:show="embed" xlink:actuate="onLoad"/></draw:frame></draw:a></text:p>
      <text:p text:style-name="Text_20_body">структура хранения данных сортирующего дерева</text:p>
      <text:p text:style-name="Text_20_body">Сортировка пирамидой использует <text:a xlink:type="simple" xlink:href="http://ru.wikipedia.org/wiki/Сортирующее_дерево">сортирующее дерево</text:a>. Сортирующее дерево — это такое двоичное дерево, у которого выполнены условия:</text:p>
      <text:list xml:id="list786791324" text:style-name="L6">
        <text:list-item>
          <text:p text:style-name="P30">Каждый лист имеет глубину либо <draw:frame draw:style-name="fr1" draw:name="Графический объект10" text:anchor-type="as-char" svg:width="1.997cm" svg:height="0.998cm" draw:z-index="7"><draw:image xlink:href="http://upload.wikimedia.org/wikipedia/ru/math/8/2/7/8277e0910d750195b448797616e091ad.png" xlink:type="simple" xlink:show="embed" xlink:actuate="onLoad"/><svg:title>d</svg:title></draw:frame>, либо <draw:frame draw:style-name="fr1" draw:name="Графический объект11" text:anchor-type="as-char" svg:width="1.997cm" svg:height="0.998cm" draw:z-index="8"><draw:image xlink:href="http://upload.wikimedia.org/wikipedia/ru/math/1/9/8/1987a88fc39f6b7f2fdf571395212e68.png" xlink:type="simple" xlink:show="embed" xlink:actuate="onLoad"/><svg:title>d-1</svg:title></draw:frame>, <draw:frame draw:style-name="fr1" draw:name="Графический объект12" text:anchor-type="as-char" svg:width="1.997cm" svg:height="0.998cm" draw:z-index="9"><draw:image xlink:href="http://upload.wikimedia.org/wikipedia/ru/math/8/2/7/8277e0910d750195b448797616e091ad.png" xlink:type="simple" xlink:show="embed" xlink:actuate="onLoad"/><svg:title>d</svg:title></draw:frame> — максимальная глубина дерева. </text:p>
        </text:list-item>
        <text:list-item>
          <text:p text:style-name="P22">Значение в любой вершине больше, чем значения её потомков. </text:p>
        </text:list-item>
      </text:list>
      <text:p text:style-name="Text_20_body">Удобная структура данных для сортирующего дерева — такой массив <text:span text:style-name="Source_20_Text">Array</text:span>, что <text:span text:style-name="Source_20_Text">Array[1]</text:span> — элемент в корне, а потомки элемента <text:span text:style-name="Source_20_Text">Array[i]</text:span> — <text:span text:style-name="Source_20_Text">Array[2i]</text:span> и <text:span text:style-name="Source_20_Text">Array[2i+1]</text:span>.</text:p>
      <text:p text:style-name="Text_20_body">Алгоритм сортировки будет состоять из двух основных шагов:</text:p>
      <text:p text:style-name="Text_20_body">1. Выстраиваем элементы массива в виде сортирующего дерева:</text:p>
      <text:p text:style-name="Text_20_body"><draw:frame draw:style-name="fr1" draw:name="Графический объект13" text:anchor-type="as-char" svg:width="3.298cm" svg:height="1.316cm" draw:z-index="10"><draw:image xlink:href="http://upload.wikimedia.org/wikipedia/ru/math/0/c/1/0c195b642477785e6de79e2c936db87a.png" xlink:type="simple" xlink:show="embed" xlink:actuate="onLoad"/><svg:title>Array[i]\geq Array[2i]</svg:title></draw:frame></text:p>
      <text:p text:style-name="Text_20_body"><draw:frame draw:style-name="fr1" draw:name="Графический объект14" text:anchor-type="as-char" svg:width="6.062cm" svg:height="1.404cm" draw:z-index="11"><draw:image xlink:href="http://upload.wikimedia.org/wikipedia/ru/math/2/9/2/29226cd812334a62639271af0ef5837b.png" xlink:type="simple" xlink:show="embed" xlink:actuate="onLoad"/><svg:title>Array[i]\geq Array[2i+1]</svg:title></draw:frame></text:p>
      <text:p text:style-name="Text_20_body"><text:line-break/>при <draw:frame draw:style-name="fr1" draw:name="Графический объект15" text:anchor-type="as-char" svg:width="1.997cm" svg:height="0.998cm" draw:z-index="12"><draw:image xlink:href="http://upload.wikimedia.org/wikipedia/ru/math/5/9/4/594c9fc60493b29b5c00c4c0dc3087a6.png" xlink:type="simple" xlink:show="embed" xlink:actuate="onLoad"/><svg:title>1\leq i&lt;n/2</svg:title></draw:frame>.</text:p>
      <text:p text:style-name="Text_20_body">Этот шаг требует <draw:frame draw:style-name="fr1" draw:name="Графический объект16" text:anchor-type="as-char" svg:width="1.997cm" svg:height="0.998cm" draw:z-index="13"><draw:image xlink:href="http://upload.wikimedia.org/wikipedia/ru/math/7/b/a/7ba55e7c64a9405a0b39a1107e90ca94.png" xlink:type="simple" xlink:show="embed" xlink:actuate="onLoad"/><svg:title>O(n)</svg:title></draw:frame> операций.</text:p>
      <text:p text:style-name="Text_20_body">2. Будем удалять элементы из корня по одному за раз и перестраивать дерево. То есть на первом шаге обмениваем <text:span text:style-name="Source_20_Text">Array[1]</text:span> и <text:span text:style-name="Source_20_Text">Array[n]</text:span>, преобразовываем <text:span text:style-name="Source_20_Text">Array[1]</text:span>, <text:span text:style-name="Source_20_Text">Array[2]</text:span>, … , <text:span text:style-name="Source_20_Text">Array[n-1]</text:span> в сортирующее дерево. Затем переставляем <text:span text:style-name="Source_20_Text">Array[1]</text:span> и <text:span text:style-name="Source_20_Text">Array[n-1]</text:span>, преобразовываем <text:span text:style-name="Source_20_Text">Array[1]</text:span>, <text:span text:style-name="Source_20_Text">Array[2]</text:span>, … , <text:span text:style-name="Source_20_Text">Array[n-2]</text:span> в сортирующее <text:soft-page-break/>дерево. Процесс продолжается до тех пор, пока в сортирующем дереве не останется один элемент. Тогда <text:span text:style-name="Source_20_Text">Array[1]</text:span>, <text:span text:style-name="Source_20_Text">Array[2]</text:span>, … , <text:span text:style-name="Source_20_Text">Array[n]</text:span> — упорядоченная последовательность.</text:p>
      <text:p text:style-name="Text_20_body">Этот шаг требует <draw:frame draw:style-name="fr1" draw:name="Графический объект17" text:anchor-type="as-char" svg:width="1.997cm" svg:height="0.998cm" draw:z-index="14"><draw:image xlink:href="http://upload.wikimedia.org/wikipedia/ru/math/f/4/9/f49341ab621f12e8cb93d0146ea51d34.png" xlink:type="simple" xlink:show="embed" xlink:actuate="onLoad"/><svg:title>O(n \log n)</svg:title></draw:frame> операций.</text:p>
      <text:h text:style-name="Heading_20_2" text:outline-level="2"><text:bookmark text:name=".D0.94.D0.BE.D1.81.D1.82.D0.BE.D0.B8.D0.BD.D1.81.D1.82.D0.B2.D0.B0_.D0.B8_.D0.BD.D0.B5.D0.B4.D0.BE.D1.81.D1.82.D0.B0.D1.82.D0.BA.D0.B81"/>Достоинства и недостатки</text:h>
      <text:p text:style-name="Text_20_body">Достоинства</text:p>
      <text:list xml:id="list768277820" text:style-name="L7">
        <text:list-item>
          <text:p text:style-name="P31">Имеет доказанную оценку худшего случая <draw:frame draw:style-name="fr1" draw:name="Графический объект18" text:anchor-type="as-char" svg:width="1.997cm" svg:height="0.998cm" draw:z-index="15"><draw:image xlink:href="http://upload.wikimedia.org/wikipedia/ru/math/f/4/9/f49341ab621f12e8cb93d0146ea51d34.png" xlink:type="simple" xlink:show="embed" xlink:actuate="onLoad"/><svg:title>O(n \log n)</svg:title></draw:frame>. </text:p>
        </text:list-item>
        <text:list-item>
          <text:p text:style-name="P23">Требует всего <text:span text:style-name="T3">O</text:span>(1) дополнительной памяти (если дерево организовывать так, как показано выше). </text:p>
        </text:list-item>
      </text:list>
      <text:p text:style-name="Text_20_body">Недостатки</text:p>
      <text:list xml:id="list624286196" text:style-name="L8">
        <text:list-item>
          <text:p text:style-name="P32">Сложен в реализации. </text:p>
        </text:list-item>
        <text:list-item>
          <text:p text:style-name="P32"><text:a xlink:type="simple" xlink:href="http://ru.wikipedia.org/wiki/Устойчивая_сортировка">Неустойчив</text:a> — для обеспечения устойчивости нужно расширять ключ. </text:p>
        </text:list-item>
        <text:list-item>
          <text:p text:style-name="P32">На почти отсортированных массивах работает столь же долго, как и на хаотических данных. </text:p>
        </text:list-item>
        <text:list-item>
          <text:p text:style-name="P24">На одном шаге выборку приходится делать хаотично по всей длине массива — поэтому алгоритм плохо сочетается с <text:a xlink:type="simple" xlink:href="http://ru.wikipedia.org/wiki/Кэш-память">кэшированием</text:a> и <text:a xlink:type="simple" xlink:href="http://ru.wikipedia.org/wiki/Файл_подкачки">подкачкой</text:a> памяти. </text:p>
        </text:list-item>
      </text:list>
      <text:p text:style-name="Text_20_body"><text:a xlink:type="simple" xlink:href="http://ru.wikipedia.org/wiki/Сортировка_слиянием">Сортировка слиянием</text:a> при расходе памяти <text:span text:style-name="T3">O</text:span>(<text:span text:style-name="T3">n</text:span>) быстрее (<draw:frame draw:style-name="fr1" draw:name="Графический объект19" text:anchor-type="as-char" svg:width="1.997cm" svg:height="0.998cm" draw:z-index="16"><draw:image xlink:href="http://upload.wikimedia.org/wikipedia/ru/math/5/9/9/599ced7c2b969a0e8e4f38ac3c2b3851.png" xlink:type="simple" xlink:show="embed" xlink:actuate="onLoad"/><svg:title>O(n\cdot\log n)</svg:title></draw:frame> с меньшей константой) и не подвержена деградации на неудачных данных.</text:p>
      <text:p text:style-name="Text_20_body">Из-за сложности алгоритма выигрыш получается только на больших <text:span text:style-name="T3">n</text:span>. На небольших <text:span text:style-name="T3">n</text:span> (до нескольких тысяч) быстрее <text:a xlink:type="simple" xlink:href="http://ru.wikipedia.org/wiki/Сортировка_Шелла">сортировка Шелла</text:a>.</text:p>
      <text:p text:style-name="P15"/>
      <text:p text:style-name="P11">Основная теорема о рекуррентных</text:p>
      <text:p text:style-name="P12">оценках</text:p>
      <text:p text:style-name="P13">http://www.edu.msiu.ru/files/10985-lecture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NJAEM+TimesNewRomanPSMT" svg:font-family="MNJAEM+TimesNewRomanPSMT"/>
    <style:font-face style:name="MNJHAG+SymbolMT" svg:font-family="MNJHAG+SymbolMT"/>
    <style:font-face style:name="OpenSymbol" svg:font-family="OpenSymbol"/>
    <style:font-face style:name="UGBFFR+SFRM1200" svg:font-family="UGBFFR+SFRM1200"/>
    <style:font-face style:name="MNJAFN+TimesNewRomanPSMT" svg:font-family="MNJAFN+TimesNewRomanPSMT" style:font-family-generic="roman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LGC Sans" style:font-size-asian="14pt" style:font-name-complex="DejaVu LGC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DejaVu LGC Sans" style:font-size-asian="24pt" style:font-weight-asian="bold" style:font-name-complex="DejaVu LGC Sans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DejaVu LGC Sans" style:font-size-asian="18pt" style:font-weight-asian="bold" style:font-name-complex="DejaVu LGC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DejaVu LGC Sans Mono" style:font-size-asian="10pt" style:font-name-complex="Liberation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style:font-name-asian="DejaVu LGC Sans Mono" style:font-name-complex="Liberation Mono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0T14:34:29</meta:creation-date>
    <dc:date>2012-05-30T21:24:05</dc:date>
    <meta:editing-duration>PT30M25S</meta:editing-duration>
    <meta:editing-cycles>7</meta:editing-cycles>
    <meta:generator>LibreOffice/3.5$Linux_X86_64 LibreOffice_project/350m1$Build-2</meta:generator>
    <dc:creator>aaq15 </dc:creator>
    <meta:document-statistic meta:table-count="3" meta:image-count="17" meta:object-count="0" meta:page-count="6" meta:paragraph-count="120" meta:word-count="1736" meta:character-count="10837" meta:non-whitespace-character-count="10887"/>
  </office:meta>
</office:document-meta>
</file>